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" fo:font-size="12pt" fo:language="uk" fo:country="UA" officeooo:paragraph-rsid="001f5a85" style:font-size-asian="12pt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3fc2d4"/>
    </style:style>
    <style:style style:name="P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3fc2d4" style:font-size-asian="12pt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8e1ee1" officeooo:paragraph-rsid="003fc2d4" style:font-size-asian="12pt" style:font-size-complex="12pt"/>
    </style:style>
    <style:style style:name="P5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1e402d" officeooo:paragraph-rsid="003fc2d4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4ca1b" officeooo:paragraph-rsid="003fc2d4" style:font-name-asian="Noto Sans CJK SC Regular" style:font-size-asian="12pt" style:font-name-complex="FreeSans" style:font-size-complex="12pt"/>
    </style:style>
    <style:style style:name="P7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e1ee1" officeooo:paragraph-rsid="003fc2d4" style:font-name-asian="Noto Sans CJK SC Regular" style:font-size-asian="12pt" style:font-name-complex="FreeSans" style:font-size-complex="12pt"/>
    </style:style>
    <style:style style:name="P8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1e402d" officeooo:paragraph-rsid="003fc2d4" style:font-name-asian="Noto Sans CJK SC Regular" style:font-size-asian="12pt" style:font-name-complex="FreeSans" style:font-size-complex="12pt"/>
    </style:style>
    <style:style style:name="P9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text-line-through-style="none" style:text-line-through-type="none" style:text-position="0% 100%" style:font-name="Times New Roman" fo:font-size="12pt" fo:language="uk" fo:country="UA" fo:font-style="normal" fo:font-weight="normal" officeooo:rsid="00a4ebe0" officeooo:paragraph-rsid="003fc2d4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1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3fc2d4" style:font-size-asian="12pt" style:font-size-complex="12pt"/>
    </style:style>
    <style:style style:name="P1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3de5b1" style:font-size-asian="12pt" style:font-size-complex="12pt"/>
    </style:style>
    <style:style style:name="P1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8e1ee1" officeooo:paragraph-rsid="003be6d6" style:font-size-asian="12pt" style:font-size-complex="12pt"/>
    </style:style>
    <style:style style:name="P1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14923b" officeooo:paragraph-rsid="003de5b1" style:font-name-asian="Noto Sans CJK SC Regular" style:font-size-asian="12pt" style:font-name-complex="FreeSans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4ca1b" officeooo:paragraph-rsid="003be6d6" style:font-name-asian="Noto Sans CJK SC Regular" style:font-size-asian="12pt" style:font-name-complex="FreeSans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text-position="0% 100%" style:font-name="Times New Roman" fo:font-size="12pt" fo:language="uk" fo:country="UA" officeooo:paragraph-rsid="003de5b1" style:font-name-asian="Symbol" style:font-size-asian="12pt" style:font-name-complex="Symbol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4502e3" officeooo:paragraph-rsid="001fcbec" style:font-name-asian="Symbol" style:font-size-asian="12pt" style:font-name-complex="Symbol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4502e3" officeooo:paragraph-rsid="0038c6d4" style:font-name-asian="Symbol" style:font-size-asian="12pt" style:font-name-complex="Symbol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92881" officeooo:paragraph-rsid="0038c6d4" style:font-name-asian="Symbol" style:font-size-asian="12pt" style:font-name-complex="Symbol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9f5c70" officeooo:paragraph-rsid="0038c6d4" style:font-name-asian="Symbol" style:font-size-asian="12pt" style:font-name-complex="Symbol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24a7d0" style:font-name-asian="Symbol" style:font-size-asian="12pt" style:font-name-complex="Symbol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257c31" style:font-name-asian="Symbol" style:font-size-asian="12pt" style:font-name-complex="Symbol" style:font-size-complex="12pt"/>
    </style:style>
    <style:style style:name="P2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26b3cf" style:font-name-asian="Symbol" style:font-size-asian="12pt" style:font-name-complex="Symbol" style:font-size-complex="12pt"/>
    </style:style>
    <style:style style:name="P2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3fc2d4" style:font-name-asian="Symbol" style:font-size-asian="12pt" style:font-name-complex="Symbol" style:font-size-complex="12pt"/>
    </style:style>
    <style:style style:name="P2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b040f" officeooo:paragraph-rsid="002ffe9b" style:font-name-asian="Symbol" style:font-size-asian="12pt" style:font-name-complex="Symbol" style:font-size-complex="12pt"/>
    </style:style>
    <style:style style:name="P2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8e1ee1" officeooo:paragraph-rsid="00331994" style:font-name-asian="Symbol" style:font-size-asian="12pt" style:font-name-complex="Symbol" style:font-size-complex="12pt"/>
    </style:style>
    <style:style style:name="P2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68bc68" officeooo:paragraph-rsid="003fc2d4" style:font-name-asian="Symbol" style:font-size-asian="12pt" style:font-name-complex="Times New Roman" style:font-size-complex="12pt"/>
    </style:style>
    <style:style style:name="P2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677aed" officeooo:paragraph-rsid="0020b897" style:font-name-asian="Noto Sans CJK SC Regular" style:font-size-asian="12pt" style:font-name-complex="FreeSans" style:font-size-complex="12pt"/>
    </style:style>
    <style:style style:name="P2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0ba0b" officeooo:paragraph-rsid="0038c6d4" style:font-name-asian="Noto Sans CJK SC Regular" style:font-size-asian="12pt" style:font-name-complex="FreeSans" style:font-size-complex="12pt"/>
    </style:style>
    <style:style style:name="P2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2e9de" officeooo:paragraph-rsid="002307fd" style:font-name-asian="Noto Sans CJK SC Regular" style:font-size-asian="12pt" style:font-name-complex="FreeSans" style:font-size-complex="12pt"/>
    </style:style>
    <style:style style:name="P3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768a26" officeooo:paragraph-rsid="0023cddc" style:font-name-asian="Noto Sans CJK SC Regular" style:font-size-asian="12pt" style:font-name-complex="FreeSans" style:font-size-complex="12pt"/>
    </style:style>
    <style:style style:name="P3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4923b" officeooo:paragraph-rsid="00288df1" style:font-name-asian="Noto Sans CJK SC Regular" style:font-size-asian="12pt" style:font-name-complex="FreeSans" style:font-size-complex="12pt"/>
    </style:style>
    <style:style style:name="P3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4923b" officeooo:paragraph-rsid="0029bac4" style:font-name-asian="Noto Sans CJK SC Regular" style:font-size-asian="12pt" style:font-name-complex="FreeSans" style:font-size-complex="12pt"/>
    </style:style>
    <style:style style:name="P3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4923b" officeooo:paragraph-rsid="002c6c1d" style:font-name-asian="Noto Sans CJK SC Regular" style:font-size-asian="12pt" style:font-name-complex="FreeSans" style:font-size-complex="12pt"/>
    </style:style>
    <style:style style:name="P3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268c45" officeooo:paragraph-rsid="002ffe9b" style:font-name-asian="Noto Sans CJK SC Regular" style:font-size-asian="12pt" style:font-name-complex="FreeSans" style:font-size-complex="12pt"/>
    </style:style>
    <style:style style:name="P3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2f9221" officeooo:paragraph-rsid="002f9221" style:font-name-asian="Noto Sans CJK SC Regular" style:font-size-asian="12pt" style:font-name-complex="FreeSans" style:font-size-complex="12pt"/>
    </style:style>
    <style:style style:name="P3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8950b7" officeooo:paragraph-rsid="003fc2d4" style:font-name-asian="Noto Sans CJK SC Regular" style:font-size-asian="12pt" style:font-name-complex="FreeSans" style:font-size-complex="12pt"/>
    </style:style>
    <style:style style:name="P3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8950b7" officeooo:paragraph-rsid="00306910" style:font-name-asian="Noto Sans CJK SC Regular" style:font-size-asian="12pt" style:font-name-complex="FreeSans" style:font-size-complex="12pt"/>
    </style:style>
    <style:style style:name="P3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8e1ee1" officeooo:paragraph-rsid="003fc2d4" style:font-name-asian="Noto Sans CJK SC Regular" style:font-size-asian="12pt" style:font-name-complex="FreeSans" style:font-size-complex="12pt"/>
    </style:style>
    <style:style style:name="P3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8e1ee1" officeooo:paragraph-rsid="0035f1f7" style:font-name-asian="Noto Sans CJK SC Regular" style:font-size-asian="12pt" style:font-name-complex="FreeSans" style:font-size-complex="12pt"/>
    </style:style>
    <style:style style:name="P4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20b897" officeooo:paragraph-rsid="003fc2d4" style:font-name-asian="Noto Sans CJK SC Regular" style:font-size-asian="12pt" style:font-name-complex="FreeSans" style:font-size-complex="12pt"/>
    </style:style>
    <style:style style:name="P4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paragraph-rsid="00331994" style:font-size-asian="12pt" style:font-size-complex="12pt"/>
    </style:style>
    <style:style style:name="P4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paragraph-rsid="0035f1f7" style:font-size-asian="12pt" style:font-size-complex="12pt"/>
    </style:style>
    <style:style style:name="P4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e1ee1" officeooo:paragraph-rsid="0034589e" style:font-size-asian="12pt" style:font-size-complex="12pt"/>
    </style:style>
    <style:style style:name="P4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38c6d4"/>
    </style:style>
    <style:style style:name="P4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3de5b1"/>
    </style:style>
    <style:style style:name="P4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rsid="0012e9de" officeooo:paragraph-rsid="0022e307"/>
    </style:style>
    <style:style style:name="P4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line-through-style="none" style:text-line-through-type="none" style:text-position="0% 100%" style:font-name="Times New Roman" fo:font-size="12pt" fo:language="uk" fo:country="UA" officeooo:rsid="0074bdaf" officeooo:paragraph-rsid="00331994" style:font-name-asian="Symbol" style:font-size-asian="12pt" style:font-name-complex="Symbol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line-through-style="none" style:text-line-through-type="none" style:text-position="0% 100%" style:font-name="Times New Roman" fo:font-size="12pt" fo:language="uk" fo:country="UA" officeooo:rsid="0074bdaf" officeooo:paragraph-rsid="0035f1f7" style:font-name-asian="Symbol" style:font-size-asian="12pt" style:font-name-complex="Symbol" style:font-size-complex="12pt"/>
    </style:style>
    <style:style style:name="T1" style:family="text">
      <style:text-properties officeooo:rsid="004502e3"/>
    </style:style>
    <style:style style:name="T2" style:family="text">
      <style:text-properties style:text-position="0% 100%" officeooo:rsid="004502e3" style:font-name-complex="Times New Roman"/>
    </style:style>
    <style:style style:name="T3" style:family="text">
      <style:text-properties style:text-position="0% 100%" officeooo:rsid="0021217d" style:font-name-complex="Times New Roman"/>
    </style:style>
    <style:style style:name="T4" style:family="text">
      <style:text-properties style:text-position="0% 100%" officeooo:rsid="00115282" style:font-name-complex="Times New Roman"/>
    </style:style>
    <style:style style:name="T5" style:family="text">
      <style:text-properties style:text-position="0% 100%" officeooo:rsid="000f57ce" style:font-name-complex="Times New Roman"/>
    </style:style>
    <style:style style:name="T6" style:family="text">
      <style:text-properties style:text-position="0% 100%" officeooo:rsid="00211be2" style:font-name-complex="Times New Roman"/>
    </style:style>
    <style:style style:name="T7" style:family="text">
      <style:text-properties style:text-position="0% 100%" officeooo:rsid="001757d0" style:font-name-complex="Times New Roman"/>
    </style:style>
    <style:style style:name="T8" style:family="text">
      <style:text-properties style:text-position="0% 100%" officeooo:rsid="0019c30a" style:font-name-complex="Times New Roman"/>
    </style:style>
    <style:style style:name="T9" style:family="text">
      <style:text-properties style:text-position="0% 100%" style:font-name="Times New Roman" officeooo:rsid="0074bdaf" style:font-name-asian="Symbol" style:font-name-complex="Symbol"/>
    </style:style>
    <style:style style:name="T10" style:family="text">
      <style:text-properties style:text-position="0% 100%" style:font-name="Times New Roman" officeooo:rsid="007c2f78" style:font-name-asian="Symbol" style:font-name-complex="Symbol"/>
    </style:style>
    <style:style style:name="T11" style:family="text">
      <style:text-properties style:text-position="0% 100%" style:font-name="Times New Roman" officeooo:rsid="007a99da" style:font-name-asian="Symbol" style:font-name-complex="Symbol"/>
    </style:style>
    <style:style style:name="T12" style:family="text">
      <style:text-properties style:text-position="0% 100%" style:font-name="Times New Roman" officeooo:rsid="001e4ef2" style:font-name-asian="Symbol" style:font-name-complex="Symbol"/>
    </style:style>
    <style:style style:name="T13" style:family="text">
      <style:text-properties style:text-position="0% 100%" style:font-name="Times New Roman" officeooo:rsid="00207505" style:font-name-asian="Symbol" style:font-name-complex="Symbol"/>
    </style:style>
    <style:style style:name="T14" style:family="text">
      <style:text-properties style:text-position="0% 100%" style:font-name="Times New Roman" fo:font-size="12pt" fo:language="uk" fo:country="UA" officeooo:rsid="004502e3" style:font-name-asian="Noto Sans CJK SC Regular" style:font-size-asian="12pt" style:font-name-complex="Times New Roman" style:font-size-complex="12pt"/>
    </style:style>
    <style:style style:name="T15" style:family="text">
      <style:text-properties style:text-position="0% 100%" style:font-name="Times New Roman" fo:font-size="12pt" fo:language="uk" fo:country="UA" fo:font-style="italic" officeooo:rsid="004502e3" style:font-name-asian="Symbol" style:font-size-asian="12pt" style:font-style-asian="italic" style:font-name-complex="Symbol" style:font-size-complex="12pt" style:font-style-complex="italic"/>
    </style:style>
    <style:style style:name="T16" style:family="text">
      <style:text-properties style:text-position="0% 100%" style:font-name="Times New Roman" fo:font-size="12pt" fo:language="uk" fo:country="UA" officeooo:rsid="004502e3" style:font-name-asian="Symbol" style:font-size-asian="12pt" style:font-name-complex="Symbol" style:font-size-complex="12pt"/>
    </style:style>
    <style:style style:name="T17" style:family="text">
      <style:text-properties style:text-position="0% 100%" style:font-name="Times New Roman" fo:font-size="12pt" fo:language="uk" fo:country="UA" officeooo:rsid="0036e064" style:font-name-asian="Symbol" style:font-size-asian="12pt" style:font-name-complex="Symbol" style:font-size-complex="12pt"/>
    </style:style>
    <style:style style:name="T18" style:family="text">
      <style:text-properties style:text-position="0% 100%" style:font-name-asian="Symbol" style:font-name-complex="Symbol"/>
    </style:style>
    <style:style style:name="T19" style:family="text">
      <style:text-properties style:text-position="0% 100%" officeooo:rsid="004502e3" style:font-name-asian="Symbol" style:font-name-complex="Symbol"/>
    </style:style>
    <style:style style:name="T20" style:family="text">
      <style:text-properties style:text-position="0% 100%" officeooo:rsid="001d1870" style:font-name-asian="Symbol" style:font-name-complex="Symbol"/>
    </style:style>
    <style:style style:name="T21" style:family="text">
      <style:text-properties style:text-position="0% 100%" officeooo:rsid="0074bdaf" style:font-name-asian="Symbol" style:font-name-complex="Symbol"/>
    </style:style>
    <style:style style:name="T22" style:family="text">
      <style:text-properties style:text-position="0% 100%" officeooo:rsid="00300e03" style:font-name-asian="Symbol" style:font-name-complex="Symbol"/>
    </style:style>
    <style:style style:name="T23" style:family="text">
      <style:text-properties style:text-position="0% 100%" officeooo:rsid="00a6d078" style:font-name-asian="Symbol" style:font-name-complex="Symbol"/>
    </style:style>
    <style:style style:name="T24" style:family="text">
      <style:text-properties style:text-position="0% 100%" officeooo:rsid="00a4ebe0" style:font-name-asian="Symbol" style:font-name-complex="Symbol"/>
    </style:style>
    <style:style style:name="T25" style:family="text">
      <style:text-properties style:text-position="0% 100%" fo:font-style="italic" style:font-name-asian="Symbol" style:font-style-asian="italic" style:font-name-complex="Symbol" style:font-style-complex="italic"/>
    </style:style>
    <style:style style:name="T26" style:family="text">
      <style:text-properties style:text-position="0% 100%" fo:font-style="italic" officeooo:rsid="004502e3" style:font-name-asian="Symbol" style:font-style-asian="italic" style:font-name-complex="Symbol" style:font-style-complex="italic"/>
    </style:style>
    <style:style style:name="T27" style:family="text">
      <style:text-properties style:text-position="0% 100%" fo:font-style="normal" officeooo:rsid="004502e3" style:font-name-asian="Symbol" style:font-style-asian="normal" style:font-name-complex="Symbol" style:font-style-complex="normal"/>
    </style:style>
    <style:style style:name="T28" style:family="text">
      <style:text-properties style:text-position="0% 100%" style:font-name="Times New Roman1" officeooo:rsid="00211be2" style:font-name-asian="Times New Roman1" style:font-name-complex="Times New Roman1"/>
    </style:style>
    <style:style style:name="T29" style:family="text">
      <style:text-properties style:text-position="0% 100%" style:font-name="Times New Roman1" officeooo:rsid="00207505" style:font-name-asian="Times New Roman1" style:font-name-complex="Times New Roman1"/>
    </style:style>
    <style:style style:name="T30" style:family="text">
      <style:text-properties style:text-position="0% 100%" fo:language="uk" fo:country="UA" style:font-name-asian="Symbol" style:font-name-complex="Symbol"/>
    </style:style>
    <style:style style:name="T31" style:family="text">
      <style:text-properties style:text-position="0% 100%" fo:language="uk" fo:country="UA" officeooo:rsid="0094712c" style:font-name-asian="Symbol" style:font-name-complex="Symbol"/>
    </style:style>
    <style:style style:name="T32" style:family="text">
      <style:text-properties style:text-position="0% 100%" fo:language="uk" fo:country="UA" officeooo:rsid="008e1ee1" style:font-name-asian="Symbol" style:font-name-complex="Symbol"/>
    </style:style>
    <style:style style:name="T33" style:family="text">
      <style:text-properties style:text-position="0% 100%" fo:language="uk" fo:country="UA" officeooo:rsid="0093e695" style:font-name-asian="Symbol" style:font-name-complex="Symbol"/>
    </style:style>
    <style:style style:name="T34" style:family="text">
      <style:text-properties style:text-position="0% 100%" fo:language="uk" fo:country="UA" officeooo:rsid="00677aed" style:font-name-asian="Symbol" style:font-name-complex="Symbol"/>
    </style:style>
    <style:style style:name="T35" style:family="text">
      <style:text-properties style:text-position="0% 100%" fo:language="uk" fo:country="UA" officeooo:rsid="006a5262" style:font-name-asian="Symbol" style:font-name-complex="Symbol"/>
    </style:style>
    <style:style style:name="T36" style:family="text">
      <style:text-properties style:text-position="0% 100%" fo:language="uk" fo:country="UA" officeooo:rsid="00a3e68a" style:font-name-asian="Symbol" style:font-name-complex="Symbol"/>
    </style:style>
    <style:style style:name="T37" style:family="text">
      <style:text-properties style:text-position="0% 100%" fo:language="uk" fo:country="UA" officeooo:rsid="007a99da" style:font-name-asian="Symbol" style:font-name-complex="Symbol"/>
    </style:style>
    <style:style style:name="T38" style:family="text">
      <style:text-properties style:text-position="0% 100%" fo:language="uk" fo:country="UA" officeooo:rsid="007c2f78" style:font-name-asian="Symbol" style:font-name-complex="Symbol"/>
    </style:style>
    <style:style style:name="T39" style:family="text">
      <style:text-properties style:text-position="0% 100%" fo:language="uk" fo:country="UA" officeooo:rsid="00b4038f" style:font-name-asian="Symbol" style:font-name-complex="Symbol"/>
    </style:style>
    <style:style style:name="T40" style:family="text">
      <style:text-properties style:text-position="0% 100%" fo:language="uk" fo:country="UA" officeooo:rsid="004502e3" style:font-name-asian="Noto Sans CJK SC Regular" style:font-name-complex="Times New Roman"/>
    </style:style>
    <style:style style:name="T41" style:family="text">
      <style:text-properties style:text-position="0% 100%" fo:language="uk" fo:country="UA" officeooo:rsid="00168371" style:font-name-asian="Noto Sans CJK SC Regular" style:font-name-complex="Times New Roman"/>
    </style:style>
    <style:style style:name="T42" style:family="text">
      <style:text-properties style:text-position="0% 100%" fo:language="uk" fo:country="UA" fo:font-style="italic" style:font-name-asian="Symbol" style:font-style-asian="italic" style:font-name-complex="Symbol" style:font-style-complex="italic"/>
    </style:style>
    <style:style style:name="T43" style:family="text">
      <style:text-properties style:text-position="0% 100%" fo:language="uk" fo:country="UA" fo:font-style="italic" officeooo:rsid="00677aed" style:font-name-asian="Symbol" style:font-style-asian="italic" style:font-name-complex="Symbol" style:font-style-complex="italic"/>
    </style:style>
    <style:style style:name="T44" style:family="text">
      <style:text-properties style:text-position="0% 100%" fo:language="uk" fo:country="UA" fo:font-style="italic" officeooo:rsid="006a5262" style:font-name-asian="Symbol" style:font-style-asian="italic" style:font-name-complex="Symbol" style:font-style-complex="italic"/>
    </style:style>
    <style:style style:name="T45" style:family="text">
      <style:text-properties style:text-position="0% 100%" fo:language="uk" fo:country="UA" fo:font-style="italic" officeooo:rsid="006be4d2" style:font-name-asian="Symbol" style:font-style-asian="italic" style:font-name-complex="Symbol" style:font-style-complex="italic"/>
    </style:style>
    <style:style style:name="T46" style:family="text">
      <style:text-properties style:text-position="0% 100%" fo:language="uk" fo:country="UA" fo:font-style="italic" officeooo:rsid="0073141a" style:font-name-asian="Symbol" style:font-style-asian="italic" style:font-name-complex="Symbol" style:font-style-complex="italic"/>
    </style:style>
    <style:style style:name="T47" style:family="text">
      <style:text-properties style:text-position="0% 100%" fo:language="uk" fo:country="UA" fo:font-style="normal" officeooo:rsid="006a5262" style:font-name-asian="Symbol" style:font-style-asian="normal" style:font-name-complex="Symbol" style:font-style-complex="normal"/>
    </style:style>
    <style:style style:name="T48" style:family="text">
      <style:text-properties style:text-position="0% 100%" fo:language="uk" fo:country="UA" fo:font-style="normal" officeooo:rsid="006e40c8" style:font-name-asian="Symbol" style:font-style-asian="normal" style:font-name-complex="Symbol" style:font-style-complex="normal"/>
    </style:style>
    <style:style style:name="T49" style:family="text">
      <style:text-properties style:text-position="0% 100%" fo:language="uk" fo:country="UA" fo:font-style="normal" officeooo:rsid="006be4d2" style:font-name-asian="Symbol" style:font-style-asian="normal" style:font-name-complex="Symbol" style:font-style-complex="normal"/>
    </style:style>
    <style:style style:name="T50" style:family="text">
      <style:text-properties style:text-position="0% 100%" fo:language="uk" fo:country="UA" fo:font-style="normal" officeooo:rsid="006c61c7" style:font-name-asian="Symbol" style:font-style-asian="normal" style:font-name-complex="Symbol" style:font-style-complex="normal"/>
    </style:style>
    <style:style style:name="T51" style:family="text">
      <style:text-properties style:text-position="0% 100%" fo:language="uk" fo:country="UA" fo:font-style="normal" officeooo:rsid="007225bf" style:font-name-asian="Symbol" style:font-style-asian="normal" style:font-name-complex="Symbol" style:font-style-complex="normal"/>
    </style:style>
    <style:style style:name="T52" style:family="text">
      <style:text-properties style:text-position="0% 100%" fo:language="uk" fo:country="UA" fo:font-style="normal" officeooo:rsid="006ffb1c" style:font-name-asian="Symbol" style:font-style-asian="normal" style:font-name-complex="Symbol" style:font-style-complex="normal"/>
    </style:style>
    <style:style style:name="T53" style:family="text">
      <style:text-properties style:text-position="0% 100%" fo:language="uk" fo:country="UA" fo:font-style="normal" officeooo:rsid="0073141a" style:font-name-asian="Symbol" style:font-style-asian="normal" style:font-name-complex="Symbol" style:font-style-complex="normal"/>
    </style:style>
    <style:style style:name="T54" style:family="text">
      <style:text-properties style:text-position="sub 58%" officeooo:rsid="004502e3" style:font-name-complex="Times New Roman"/>
    </style:style>
    <style:style style:name="T55" style:family="text">
      <style:text-properties style:text-position="sub 58%" officeooo:rsid="004502e3" style:font-name-asian="Symbol" style:font-name-complex="Symbol"/>
    </style:style>
    <style:style style:name="T56" style:family="text">
      <style:text-properties style:text-position="sub 58%" officeooo:rsid="0074bdaf" style:font-name-asian="Symbol" style:font-name-complex="Symbol"/>
    </style:style>
    <style:style style:name="T57" style:family="text">
      <style:text-properties style:text-position="sub 58%" style:font-name="Times New Roman" officeooo:rsid="007a99da" style:font-name-asian="Symbol" style:font-name-complex="Symbol"/>
    </style:style>
    <style:style style:name="T58" style:family="text">
      <style:text-properties style:text-position="sub 58%" style:font-name="Times New Roman" fo:font-size="12pt" fo:language="uk" fo:country="UA" officeooo:rsid="004502e3" style:font-name-asian="Symbol" style:font-size-asian="12pt" style:font-name-complex="Symbol" style:font-size-complex="12pt"/>
    </style:style>
    <style:style style:name="T59" style:family="text">
      <style:text-properties style:text-position="sub 58%" fo:language="uk" fo:country="UA" fo:font-style="normal" officeooo:rsid="006be4d2" style:font-name-asian="Symbol" style:font-style-asian="normal" style:font-name-complex="Symbol" style:font-style-complex="normal"/>
    </style:style>
    <style:style style:name="T60" style:family="text">
      <style:text-properties style:text-position="sub 58%" fo:language="uk" fo:country="UA" fo:font-style="normal" officeooo:rsid="006ffb1c" style:font-name-asian="Symbol" style:font-style-asian="normal" style:font-name-complex="Symbol" style:font-style-complex="normal"/>
    </style:style>
    <style:style style:name="T61" style:family="text">
      <style:text-properties style:text-position="sub 58%" fo:language="uk" fo:country="UA" fo:font-style="normal" officeooo:rsid="0073141a" style:font-name-asian="Symbol" style:font-style-asian="normal" style:font-name-complex="Symbol" style:font-style-complex="normal"/>
    </style:style>
    <style:style style:name="T62" style:family="text">
      <style:text-properties officeooo:rsid="001f5a85"/>
    </style:style>
    <style:style style:name="T63" style:family="text">
      <style:text-properties officeooo:rsid="001fcbec"/>
    </style:style>
    <style:style style:name="T64" style:family="text">
      <style:text-properties style:text-position="super 58%" officeooo:rsid="004502e3" style:font-name-asian="Symbol" style:font-name-complex="Symbol"/>
    </style:style>
    <style:style style:name="T65" style:family="text">
      <style:text-properties style:text-position="super 58%" style:font-name="Times New Roman" fo:font-size="12pt" fo:language="uk" fo:country="UA" officeooo:rsid="004502e3" style:font-name-asian="Symbol" style:font-size-asian="12pt" style:font-name-complex="Symbol" style:font-size-complex="12pt"/>
    </style:style>
    <style:style style:name="T66" style:family="text">
      <style:text-properties style:text-position="super 58%" style:font-name="Times New Roman" officeooo:rsid="001e4ef2" style:font-name-asian="Symbol" style:font-name-complex="Symbol"/>
    </style:style>
    <style:style style:name="T67" style:family="text">
      <style:text-properties style:text-position="super 58%" fo:language="uk" fo:country="UA" officeooo:rsid="00677aed" style:font-name-asian="Symbol" style:font-name-complex="Symbol"/>
    </style:style>
    <style:style style:name="T68" style:family="text">
      <style:text-properties style:text-position="super 58%" fo:language="uk" fo:country="UA" fo:font-style="normal" officeooo:rsid="006a5262" style:font-name-asian="Symbol" style:font-style-asian="normal" style:font-name-complex="Symbol" style:font-style-complex="normal"/>
    </style:style>
    <style:style style:name="T69" style:family="text">
      <style:text-properties style:text-position="super 58%" fo:language="uk" fo:country="UA" fo:font-style="normal" officeooo:rsid="006be4d2" style:font-name-asian="Symbol" style:font-style-asian="normal" style:font-name-complex="Symbol" style:font-style-complex="normal"/>
    </style:style>
    <style:style style:name="T70" style:family="text">
      <style:text-properties style:text-position="super 58%" fo:language="uk" fo:country="UA" fo:font-style="normal" officeooo:rsid="006ffb1c" style:font-name-asian="Symbol" style:font-style-asian="normal" style:font-name-complex="Symbol" style:font-style-complex="normal"/>
    </style:style>
    <style:style style:name="T71" style:family="text">
      <style:text-properties style:text-line-through-style="none" style:text-line-through-type="none" style:text-position="0% 100%" style:font-name="Times New Roman" officeooo:rsid="0084ca1b" style:font-name-asian="Symbol1" style:font-name-complex="Times New Roman"/>
    </style:style>
    <style:style style:name="T72" style:family="text">
      <style:text-properties style:text-line-through-style="none" style:text-line-through-type="none" style:text-position="0% 100%" style:font-name="Times New Roman" officeooo:rsid="0084ca1b" style:font-name-asian="Symbola" style:font-name-complex="Times New Roman"/>
    </style:style>
    <style:style style:name="T73" style:family="text">
      <style:text-properties style:text-line-through-style="none" style:text-line-through-type="none" style:text-position="0% 100%" officeooo:rsid="0074bdaf" style:font-name-asian="Symbol1" style:font-name-complex="Times New Roman"/>
    </style:style>
    <style:style style:name="T74" style:family="text">
      <style:text-properties style:text-line-through-style="none" style:text-line-through-type="none" style:text-position="0% 100%" officeooo:rsid="0084ca1b" style:font-name-asian="Symbol1" style:font-name-complex="Times New Roman"/>
    </style:style>
    <style:style style:name="T75" style:family="text">
      <style:text-properties style:text-line-through-style="none" style:text-line-through-type="none" style:text-position="0% 100%" officeooo:rsid="00300e03" style:font-name-asian="Symbol1" style:font-name-complex="Times New Roman"/>
    </style:style>
    <style:style style:name="T76" style:family="text">
      <style:text-properties style:text-line-through-style="none" style:text-line-through-type="none" style:text-position="0% 100%" officeooo:rsid="0017481e" style:font-name-asian="Symbol1" style:font-name-complex="Times New Roman"/>
    </style:style>
    <style:style style:name="T77" style:family="text">
      <style:text-properties style:text-line-through-style="none" style:text-line-through-type="none" style:text-position="0% 100%" fo:language="uk" fo:country="UA" officeooo:rsid="004502e3" style:font-name-asian="Symbol" style:font-name-complex="Symbol"/>
    </style:style>
    <style:style style:name="T78" style:family="text">
      <style:text-properties style:text-line-through-style="none" style:text-line-through-type="none" style:text-position="0% 100%" fo:language="uk" fo:country="UA" officeooo:rsid="0074bdaf" style:font-name-asian="Symbol" style:font-name-complex="Symbol"/>
    </style:style>
    <style:style style:name="T79" style:family="text">
      <style:text-properties style:text-line-through-style="none" style:text-line-through-type="none" style:text-position="0% 100%" fo:language="uk" fo:country="UA" fo:font-style="normal" fo:font-weight="normal" officeooo:rsid="00a74fea" style:font-name-asian="Symbol" style:font-style-asian="normal" style:font-weight-asian="normal" style:font-name-complex="Symbol" style:font-style-complex="normal" style:font-weight-complex="normal"/>
    </style:style>
    <style:style style:name="T80" style:family="text">
      <style:text-properties style:text-line-through-style="none" style:text-line-through-type="none" style:text-position="0% 100%" fo:language="uk" fo:country="UA" fo:font-style="normal" fo:font-weight="normal" officeooo:rsid="009cce17" style:font-name-asian="Symbol" style:font-style-asian="normal" style:font-weight-asian="normal" style:font-name-complex="Symbol" style:font-style-complex="normal" style:font-weight-complex="normal"/>
    </style:style>
    <style:style style:name="T81" style:family="text">
      <style:text-properties style:text-line-through-style="none" style:text-line-through-type="none" style:text-position="0% 100%" fo:language="uk" fo:country="UA" fo:font-style="normal" officeooo:rsid="00a74fea" style:font-name-asian="Symbol" style:font-style-asian="normal" style:font-name-complex="Symbol" style:font-style-complex="normal"/>
    </style:style>
    <style:style style:name="T82" style:family="text">
      <style:text-properties style:text-line-through-style="none" style:text-line-through-type="none" style:text-position="0% 100%" fo:language="uk" fo:country="UA" fo:font-style="normal" officeooo:rsid="009cce17" style:font-name-asian="Symbol" style:font-style-asian="normal" style:font-name-complex="Symbol" style:font-style-complex="normal"/>
    </style:style>
    <style:style style:name="T83" style:family="text">
      <style:text-properties style:text-line-through-style="none" style:text-line-through-type="none" style:text-position="0% 100%" fo:language="uk" fo:country="UA" fo:font-style="normal" officeooo:rsid="004502e3" style:font-name-asian="Symbol" style:font-style-asian="normal" style:font-name-complex="Symbol" style:font-style-complex="normal"/>
    </style:style>
    <style:style style:name="T84" style:family="text">
      <style:text-properties style:text-line-through-style="none" style:text-line-through-type="none" style:text-position="0% 100%" fo:language="uk" fo:country="UA" fo:font-style="normal" officeooo:rsid="008e1ee1" style:font-name-asian="Symbol" style:font-style-asian="normal" style:font-name-complex="Symbol" style:font-style-complex="normal"/>
    </style:style>
    <style:style style:name="T85" style:family="text">
      <style:text-properties style:text-line-through-style="none" style:text-line-through-type="none" style:text-position="0% 100%" officeooo:rsid="004502e3" style:font-name-asian="Symbol" style:font-name-complex="Symbol"/>
    </style:style>
    <style:style style:name="T86" style:family="text">
      <style:text-properties style:text-line-through-style="none" style:text-line-through-type="none" style:text-position="0% 100%" officeooo:rsid="003422c8" style:font-name-asian="Symbol" style:font-name-complex="Symbol"/>
    </style:style>
    <style:style style:name="T87" style:family="text">
      <style:text-properties style:text-line-through-style="none" style:text-line-through-type="none" style:text-position="0% 100%" officeooo:rsid="0074bdaf" style:font-name-asian="Symbol" style:font-name-complex="Symbol"/>
    </style:style>
    <style:style style:name="T88" style:family="text">
      <style:text-properties style:text-line-through-style="none" style:text-line-through-type="none" style:text-position="0% 100%" officeooo:rsid="0096074f" style:font-name-asian="Symbol" style:font-name-complex="Symbol"/>
    </style:style>
    <style:style style:name="T89" style:family="text">
      <style:text-properties style:text-line-through-style="none" style:text-line-through-type="none" style:text-position="0% 100%" officeooo:rsid="0040a44c" style:font-name-asian="Symbol" style:font-name-complex="Symbol"/>
    </style:style>
    <style:style style:name="T90" style:family="text">
      <style:text-properties style:text-line-through-style="none" style:text-line-through-type="none" style:text-position="0% 100%" style:font-name="Times New Roman1" fo:language="uk" fo:country="UA" officeooo:rsid="0092fa40" style:font-name-asian="Times New Roman1" style:font-name-complex="Times New Roman1"/>
    </style:style>
    <style:style style:name="T91" style:family="text">
      <style:text-properties style:text-line-through-style="none" style:text-line-through-type="none" style:text-position="0% 100%" style:font-name="Times New Roman1" officeooo:rsid="00ac32ce" style:font-name-asian="Times New Roman1" style:font-name-complex="Times New Roman1"/>
    </style:style>
    <style:style style:name="T92" style:family="text">
      <style:text-properties style:text-line-through-style="none" style:text-line-through-type="none" style:text-position="0% 100%" officeooo:rsid="0017481e" style:font-name-asian="Noto Sans CJK SC Regular1" style:font-name-complex="FreeSans1"/>
    </style:style>
    <style:style style:name="T93" style:family="text">
      <style:text-properties style:text-line-through-style="none" style:text-line-through-type="none" style:text-position="0% 100%" officeooo:rsid="0074bdaf" style:font-name-asian="Noto Sans CJK SC Regular1" style:font-name-complex="FreeSans1"/>
    </style:style>
    <style:style style:name="T94" style:family="text">
      <style:text-properties style:text-line-through-style="none" style:text-line-through-type="none" style:text-position="0% 100%" officeooo:rsid="0017481e" style:letter-kerning="false" style:font-name-asian="Noto Sans CJK SC Regular1" style:language-asian="zh" style:country-asian="CN" style:font-name-complex="FreeSans1" style:language-complex="hi" style:country-complex="IN"/>
    </style:style>
    <style:style style:name="T95" style:family="text">
      <style:text-properties style:text-line-through-style="none" style:text-line-through-type="none" style:text-position="0% 100%" fo:font-style="normal" fo:font-weight="normal" officeooo:rsid="00a4ebe0" style:font-name-asian="Symbol" style:font-style-asian="normal" style:font-weight-asian="normal" style:font-name-complex="Symbol" style:font-style-complex="normal" style:font-weight-complex="normal"/>
    </style:style>
    <style:style style:name="T96" style:family="text">
      <style:text-properties style:text-line-through-style="none" style:text-line-through-type="none" style:text-position="0% 100%" fo:font-style="normal" fo:font-weight="normal" officeooo:rsid="0017481e" style:font-name-asian="Noto Sans CJK SC Regular1" style:font-style-asian="normal" style:font-weight-asian="normal" style:font-name-complex="FreeSans1" style:font-style-complex="normal" style:font-weight-complex="normal"/>
    </style:style>
    <style:style style:name="T97" style:family="text">
      <style:text-properties style:text-line-through-style="none" style:text-line-through-type="none" style:text-position="0% 100%" fo:font-style="normal" fo:font-weight="normal" officeooo:rsid="00a4ebe0" style:font-name-asian="Symbol1" style:font-style-asian="normal" style:font-weight-asian="normal" style:font-name-complex="Times New Roman" style:font-style-complex="normal" style:font-weight-complex="normal"/>
    </style:style>
    <style:style style:name="T98" style:family="text">
      <style:text-properties style:text-line-through-style="none" style:text-line-through-type="none" style:text-position="0% 100%" fo:font-style="normal" fo:font-weight="normal" officeooo:rsid="0017481e" style:font-name-asian="Symbol1" style:font-style-asian="normal" style:font-weight-asian="normal" style:font-name-complex="Times New Roman" style:font-style-complex="normal" style:font-weight-complex="normal"/>
    </style:style>
    <style:style style:name="T99" style:family="text">
      <style:text-properties style:text-line-through-style="none" style:text-line-through-type="none" style:text-position="0% 100%" fo:font-style="normal" fo:font-weight="normal" officeooo:rsid="0017481e" style:letter-kerning="false" style:font-name-asian="Noto Sans CJK SC Regular1" style:language-asian="zh" style:country-asian="CN" style:font-style-asian="normal" style:font-weight-asian="normal" style:font-name-complex="FreeSans1" style:language-complex="hi" style:country-complex="IN" style:font-style-complex="normal" style:font-weight-complex="normal"/>
    </style:style>
    <style:style style:name="T100" style:family="text">
      <style:text-properties style:text-line-through-style="none" style:text-line-through-type="none" style:text-position="0% 100%" fo:font-style="italic" fo:font-weight="normal" officeooo:rsid="00a4ebe0" style:font-name-asian="Symbol" style:font-style-asian="italic" style:font-weight-asian="normal" style:font-name-complex="Symbol" style:font-style-complex="italic" style:font-weight-complex="normal"/>
    </style:style>
    <style:style style:name="T101" style:family="text">
      <style:text-properties style:text-line-through-style="none" style:text-line-through-type="none" style:text-position="sub 58%" style:font-name="Times New Roman" officeooo:rsid="0084ca1b" style:font-name-asian="Symbol1" style:font-name-complex="Times New Roman"/>
    </style:style>
    <style:style style:name="T102" style:family="text">
      <style:text-properties style:text-line-through-style="none" style:text-line-through-type="none" style:text-position="sub 58%" fo:language="uk" fo:country="UA" officeooo:rsid="0074bdaf" style:font-name-asian="Symbol" style:font-name-complex="Symbol"/>
    </style:style>
    <style:style style:name="T103" style:family="text">
      <style:text-properties style:text-line-through-style="none" style:text-line-through-type="none" style:text-position="sub 58%" fo:language="uk" fo:country="UA" fo:font-style="normal" officeooo:rsid="008e1ee1" style:font-name-asian="Symbol" style:font-style-asian="normal" style:font-name-complex="Symbol" style:font-style-complex="normal"/>
    </style:style>
    <style:style style:name="T104" style:family="text">
      <style:text-properties style:text-line-through-style="none" style:text-line-through-type="none" style:text-position="sub 58%" fo:language="uk" fo:country="UA" fo:font-style="normal" officeooo:rsid="009cce17" style:font-name-asian="Symbol" style:font-style-asian="normal" style:font-name-complex="Symbol" style:font-style-complex="normal"/>
    </style:style>
    <style:style style:name="T105" style:family="text">
      <style:text-properties style:text-line-through-style="none" style:text-line-through-type="none" style:text-position="sub 58%" officeooo:rsid="0084ca1b" style:font-name-asian="Symbol1" style:font-name-complex="Times New Roman"/>
    </style:style>
    <style:style style:name="T106" style:family="text">
      <style:text-properties style:text-line-through-style="none" style:text-line-through-type="none" style:text-position="sub 58%" officeooo:rsid="00300e03" style:font-name-asian="Symbol1" style:font-name-complex="Times New Roman"/>
    </style:style>
    <style:style style:name="T107" style:family="text">
      <style:text-properties style:text-line-through-style="none" style:text-line-through-type="none" style:text-position="sub 58%" officeooo:rsid="004502e3" style:font-name-asian="Symbol" style:font-name-complex="Symbol"/>
    </style:style>
    <style:style style:name="T108" style:family="text">
      <style:text-properties style:text-line-through-style="none" style:text-line-through-type="none" officeooo:rsid="004502e3" style:font-name-complex="Symbol"/>
    </style:style>
    <style:style style:name="T109" style:family="text">
      <style:text-properties style:font-name="Times New Roman"/>
    </style:style>
    <style:style style:name="T110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fo:font-weight="normal" style:font-name-asian="Symbol" style:font-size-asian="12pt" style:font-name-complex="Symbol" style:font-size-complex="12pt"/>
    </style:style>
    <style:style style:name="T111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fo:font-weight="normal" officeooo:rsid="00ac32ce" style:font-name-asian="Symbol" style:font-size-asian="12pt" style:font-name-complex="Symbol" style:font-size-complex="12pt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ac32ce" style:text-blinking="false" fo:background-color="#ffffff" loext:char-shading-value="0" style:font-name-asian="Symbol" style:font-size-asian="12pt" style:font-name-complex="Symbol" style:font-size-complex="12pt"/>
    </style:style>
    <style:style style:name="T113" style:family="text">
      <style:text-properties fo:font-variant="normal" fo:text-transform="none" style:text-position="0% 100%" fo:letter-spacing="normal" fo:font-style="normal" fo:font-weight="normal" officeooo:rsid="008e1ee1" style:font-name-asian="Symbol" style:font-name-complex="Symbol"/>
    </style:style>
    <style:style style:name="T114" style:family="text">
      <style:text-properties fo:font-variant="normal" fo:text-transform="none" style:text-position="0% 100%" fo:letter-spacing="normal" fo:font-style="normal" fo:font-weight="normal" officeooo:rsid="004502e3" style:font-name-asian="Symbol" style:font-name-complex="Symbol"/>
    </style:style>
    <style:style style:name="T115" style:family="text">
      <style:text-properties officeooo:rsid="003e5175"/>
    </style:style>
    <style:style style:name="T116" style:family="text">
      <style:text-properties fo:color="#000000" style:font-name="Times New Roman" fo:font-size="12pt" fo:language="uk" fo:country="UA" fo:font-weight="bold" officeooo:rsid="00b4038f" style:font-name-asian="Noto Sans CJK SC Regular" style:font-size-asian="12pt" style:font-weight-asian="bold" style:font-name-complex="FreeSans" style:font-size-complex="12pt" style:font-weight-complex="bold"/>
    </style:style>
    <style:style style:name="T117" style:family="text">
      <style:text-properties fo:color="#000000" style:font-name="Times New Roman" fo:font-size="12pt" fo:language="uk" fo:country="UA" fo:font-weight="bold" officeooo:rsid="001f5a85" style:font-name-asian="Noto Sans CJK SC Regular" style:font-size-asian="12pt" style:font-weight-asian="bold" style:font-name-complex="FreeSans" style:font-size-complex="12pt" style:font-weight-complex="bold"/>
    </style:style>
    <style:style style:name="T118" style:family="text">
      <style:text-properties fo:color="#000000" style:font-name="Times New Roman" fo:font-size="12pt" fo:language="uk" fo:country="UA" officeooo:rsid="001f5a85" style:font-name-asian="Noto Sans CJK SC Regular" style:font-size-asian="12pt" style:font-name-complex="FreeSans" style:font-size-complex="12pt"/>
    </style:style>
    <style:style style:name="T119" style:family="text">
      <style:text-properties fo:color="#000000" style:text-position="0% 100%" style:font-name="Times New Roman" fo:font-size="12pt" fo:language="uk" fo:country="UA" fo:font-style="normal" officeooo:rsid="006be4d2" style:font-name-asian="Symbol" style:font-size-asian="12pt" style:font-style-asian="normal" style:font-name-complex="Symbol" style:font-size-complex="12pt" style:font-style-complex="normal"/>
    </style:style>
    <style:style style:name="T120" style:family="text">
      <style:text-properties fo:color="#000000" style:text-position="0% 100%" style:font-name="Times New Roman" fo:font-size="12pt" fo:language="uk" fo:country="UA" fo:font-style="normal" officeooo:rsid="00b36696" style:font-name-asian="Symbol" style:font-size-asian="12pt" style:font-style-asian="normal" style:font-name-complex="Symbol" style:font-size-complex="12pt" style:font-style-complex="normal"/>
    </style:style>
    <style:style style:name="T121" style:family="text">
      <style:text-properties fo:color="#000000" style:text-position="0% 100%" style:font-name="Times New Roman" fo:font-size="12pt" fo:language="uk" fo:country="UA" fo:font-style="normal" officeooo:rsid="006e40c8" style:font-name-asian="Symbol" style:font-size-asian="12pt" style:font-style-asian="normal" style:font-name-complex="Symbol" style:font-size-complex="12pt" style:font-style-complex="normal"/>
    </style:style>
    <style:style style:name="T122" style:family="text">
      <style:text-properties fo:color="#000000" style:text-position="0% 100%" style:font-name="Times New Roman" fo:font-size="12pt" fo:language="uk" fo:country="UA" fo:font-style="normal" officeooo:rsid="0040a44c" style:font-name-asian="Symbol" style:font-size-asian="12pt" style:font-style-asian="normal" style:font-name-complex="Symbol" style:font-size-complex="12pt" style:font-style-complex="normal"/>
    </style:style>
    <style:style style:name="T123" style:family="text">
      <style:text-properties fo:color="#000000" style:text-position="0% 100%" style:font-name="Times New Roman" fo:font-size="12pt" fo:language="uk" fo:country="UA" fo:font-style="italic" officeooo:rsid="006be4d2" style:font-name-asian="Symbol" style:font-size-asian="12pt" style:font-style-asian="italic" style:font-name-complex="Symbol" style:font-size-complex="12pt" style:font-style-complex="italic"/>
    </style:style>
    <style:style style:name="T124" style:family="text">
      <style:text-properties fo:color="#000000" style:text-position="0% 100%" style:font-name="Times New Roman" fo:font-size="12pt" fo:language="uk" fo:country="UA" fo:font-style="italic" officeooo:rsid="00b36696" style:font-name-asian="Symbol" style:font-size-asian="12pt" style:font-style-asian="italic" style:font-name-complex="Symbol" style:font-size-complex="12pt" style:font-style-complex="italic"/>
    </style:style>
    <style:style style:name="T125" style:family="text">
      <style:text-properties fo:color="#000000" style:text-position="super 58%" style:font-name="Times New Roman" fo:font-size="12pt" fo:language="uk" fo:country="UA" fo:font-style="normal" officeooo:rsid="006be4d2" style:font-name-asian="Symbol" style:font-size-asian="12pt" style:font-style-asian="normal" style:font-name-complex="Symbol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ріант №<text:span text:style-name="T63">1</text:span><text:span text:style-name="T62">3</text:span></text:p>
      <text:p text:style-name="P2"><text:span text:style-name="T116">Означення і п</text:span><text:span text:style-name="T117">означення</text:span><text:span text:style-name="T118">: символ ¬ означає операцію доповнення. </text:span></text:p>
      <text:p text:style-name="P3"><text:span text:style-name="T40">|</text:span><text:span text:style-name="T41">Х</text:span><text:span text:style-name="T40">| - </text:span><text:span text:style-name="T41">потужність (кількість елементів) множини Х. <text:s/></text:span></text:p>
      <text:p text:style-name="P3"><text:span text:style-name="T43">A</text:span><text:span text:style-name="T67">2</text:span><text:span text:style-name="T47"> = </text:span><text:span text:style-name="T43">AA </text:span><text:span text:style-name="T34">— </text:span><text:span text:style-name="T35">результат множення матриці </text:span><text:span text:style-name="T43">A </text:span><text:span text:style-name="T47">саму на себе, </text:span><text:span text:style-name="T43">A</text:span><text:span text:style-name="T68">n</text:span><text:span text:style-name="T47"> = </text:span><text:span text:style-name="T43">A</text:span><text:span text:style-name="T68">n-1</text:span><text:span text:style-name="T43">A.</text:span><text:span text:style-name="T47"> </text:span></text:p>
      <text:p text:style-name="P3"><text:span text:style-name="T47">Нехай </text:span><text:span text:style-name="T44">A</text:span><text:span text:style-name="T47"> − матриця суміжності графа G = (V , E) (|V| = n); </text:span><text:span text:style-name="T48">т</text:span><text:span text:style-name="T49">оді </text:span><text:span text:style-name="T45">M</text:span><text:span text:style-name="T69">(n)</text:span><text:span text:style-name="T49"> = </text:span><text:span text:style-name="T45">I</text:span><text:span text:style-name="T59">n</text:span><text:span text:style-name="T49"> + </text:span><text:span text:style-name="T45">A</text:span><text:span text:style-name="T49"> + </text:span><text:span text:style-name="T45">A</text:span><text:span text:style-name="T69">2</text:span><text:span text:style-name="T49"> + ... + </text:span><text:span text:style-name="T45">A</text:span><text:span text:style-name="T69">n–1</text:span><text:span text:style-name="T49">, де </text:span><text:span text:style-name="T45">I</text:span><text:span text:style-name="T59">n</text:span><text:span text:style-name="T49"> − одинична матриця порядку n (</text:span><text:span text:style-name="T50">нагадаємо, що </text:span><text:span text:style-name="T49">будь-яка вершина зв'язана сама із собою </text:span><text:span text:style-name="T50">маршрутом</text:span><text:span text:style-name="T49"> довжин</text:span><text:span text:style-name="T48">и</text:span><text:span text:style-name="T49"> 0). </text:span></text:p>
      <text:p text:style-name="P3"><text:span text:style-name="T49">Граф G</text:span><text:span text:style-name="T69">*</text:span><text:span text:style-name="T49"> = (V, E</text:span><text:span text:style-name="T69">*</text:span><text:span text:style-name="T49">) називають </text:span><text:span text:style-name="T45">транзитивним замиканням</text:span><text:span text:style-name="T49"> графа G = (V, E), якщо (</text:span><text:span text:style-name="T45">v</text:span><text:span text:style-name="T49">, </text:span><text:span text:style-name="T45">w</text:span><text:span text:style-name="T49">)∈E</text:span><text:span text:style-name="T69">*</text:span><text:span text:style-name="T49"> тоді й тільки тоді, коли вершини </text:span><text:span text:style-name="T45">v</text:span><text:span text:style-name="T49"> і </text:span><text:span text:style-name="T45">w</text:span><text:span text:style-name="T49"> зв'язані в графі G. </text:span></text:p>
      <text:p text:style-name="P2"><text:span text:style-name="T122">Д</text:span><text:span text:style-name="T119">ля графа G</text:span><text:span text:style-name="T125">*</text:span><text:span text:style-name="T119"> n×n-</text:span><text:span text:style-name="T123">матриц</text:span><text:span text:style-name="T124">я</text:span><text:span text:style-name="T119"> </text:span><text:span text:style-name="T123">A</text:span><text:span text:style-name="T125">*</text:span><text:span text:style-name="T119"> будує</text:span><text:span text:style-name="T120">ться</text:span><text:span text:style-name="T119"> за таким правилом: (i, j)-й елемент матриці </text:span><text:span text:style-name="T123">A</text:span><text:span text:style-name="T125">*</text:span><text:span text:style-name="T119"> дорівнює 1 тоді й тільки тоді, коли відповідний елемент матриці </text:span><text:span text:style-name="T123">M</text:span><text:span text:style-name="T125">(n)</text:span><text:span text:style-name="T119"> не дорівнює 0, </text:span><text:span text:style-name="T121">а</text:span><text:span text:style-name="T119"> усі інші елементи матриці </text:span><text:span text:style-name="T123">A</text:span><text:span text:style-name="T125">*</text:span><text:span text:style-name="T119"> дорівнюють 0; </text:span><text:span text:style-name="T121">м</text:span><text:span text:style-name="T119">атрицю </text:span><text:span text:style-name="T123">A</text:span><text:span text:style-name="T125">*</text:span><text:span text:style-name="T119"> називають </text:span><text:span text:style-name="T123">матрицею досяжності</text:span><text:span text:style-name="T119"> графа G. </text:span></text:p>
      <text:p text:style-name="P3"><text:span text:style-name="T51">Нехай</text:span><text:span text:style-name="T49"> A</text:span><text:span text:style-name="T69">(1)</text:span><text:span text:style-name="T49"> - булев</text:span><text:span text:style-name="T51">а</text:span><text:span text:style-name="T49"> матриц</text:span><text:span text:style-name="T51">я</text:span><text:span text:style-name="T49">, елементи якої повністю збігаються з елементами матриці </text:span><text:span text:style-name="T45">A</text:span><text:span text:style-name="T49">, але їх розглядають не як числа 0 і 1, а як символи булевого (логічного) алфавіту 0 і 1. Уведемо операцію булевого множення С∧D матриць С і D, які складаються з булевих елементів 0 і 1, </text:span><text:span text:style-name="T48">наступним чином: </text:span><text:span text:style-name="T49">(i, j)-й елемент матриці С∧D </text:span><text:span text:style-name="T52">дорівнює</text:span><text:span text:style-name="T49"> f</text:span><text:span text:style-name="T59">ij</text:span><text:span text:style-name="T49"> =∨</text:span><text:span text:style-name="T60">t=1</text:span><text:span text:style-name="T70">n </text:span><text:span text:style-name="T49">(c</text:span><text:span text:style-name="T59">it</text:span><text:span text:style-name="T49">∧d</text:span><text:span text:style-name="T59">tj</text:span><text:span text:style-name="T49">), де с</text:span><text:span text:style-name="T59">it</text:span><text:span text:style-name="T49"> і d</text:span><text:span text:style-name="T59">tj</text:span><text:span text:style-name="T49"> − відповідні елементи матриць С і D , а операції ∨ і ∧ − це операції диз'юнкції та кон'юнкції. Позначимо через </text:span><text:span text:style-name="T45">A</text:span><text:span text:style-name="T69">(m)</text:span><text:span text:style-name="T49"> матрицю </text:span><text:span text:style-name="T45">A</text:span><text:span text:style-name="T69">(1)</text:span><text:span text:style-name="T49">∧</text:span><text:span text:style-name="T45">A</text:span><text:span text:style-name="T69">(1)</text:span><text:span text:style-name="T49">∧...∧</text:span><text:span text:style-name="T45">A</text:span><text:span text:style-name="T69">(1)</text:span><text:span text:style-name="T49"> (m разів). </text:span></text:p>
      <text:p text:style-name="P3"><text:span text:style-name="T45">Трикутник</text:span><text:span text:style-name="T49"> </text:span><text:span text:style-name="T53">(С</text:span><text:span text:style-name="T61">3</text:span><text:span text:style-name="T53">)</text:span><text:span text:style-name="T49"> - </text:span><text:span text:style-name="T53">п</text:span><text:span text:style-name="T49">ростий цикл довжиною 3. </text:span></text:p>
      <text:p text:style-name="P3"><text:span text:style-name="T45">Кубічни</text:span><text:span text:style-name="T46">й</text:span><text:span text:style-name="T49"> </text:span><text:span text:style-name="T45">граф</text:span><text:span text:style-name="T49"> — граф, степені всіх вершин якого дорівнюють 3.</text:span></text:p>
      <text:p text:style-name="P4"><text:span text:style-name="T30">χ(G) - </text:span><text:span text:style-name="T36">хроматичне число графа </text:span><text:span text:style-name="T30">G.</text:span></text:p>
      <text:p text:style-name="P4"><text:span text:style-name="T37">ν(G) = |E| − |V| + k - </text:span><text:span text:style-name="T38"><text:s/></text:span><text:span text:style-name="T37">цикломатичн</text:span><text:span text:style-name="T38">е</text:span><text:span text:style-name="T37"> числ</text:span><text:span text:style-name="T38">о </text:span><text:span text:style-name="T36">графа </text:span><text:span text:style-name="T30">G, </text:span><text:span text:style-name="T37"><text:s/>k - </text:span><text:span text:style-name="T39">число компонент зв’язності </text:span><text:span text:style-name="T36">графа </text:span><text:span text:style-name="T30">G.</text:span></text:p>
      <text:p text:style-name="P3"><text:span text:style-name="T49">Граф G називають </text:span><text:span text:style-name="T45">критичним</text:span><text:span text:style-name="T49">, якщо хроматичне число підграфа G', отриманого в результаті вилучення будь-якої вершини із G, строго менше, ніж хроматичне число графа G.</text:span></text:p>
      <text:p text:style-name="P3"><text:span text:style-name="T49">Критичний граф G, для якого k = χ(G), називають k-</text:span><text:span text:style-name="T45">критичним</text:span><text:span text:style-name="T49">.</text:span></text:p>
      <text:p text:style-name="P5"><text:span text:style-name="T42">Максимальним</text:span><text:span text:style-name="T30"> </text:span><text:span text:style-name="T42">планарним</text:span><text:span text:style-name="T30"> графом називають планарний граф, який при додаванні до нього будь-якого ребра перестає бути планарним. </text:span></text:p>
      <text:p text:style-name="P8"><text:span text:style-name="T18">Плоский зв'язний граф, кожну грань якого (включаючи й зовнішню) обмежено трикутником, називають </text:span><text:span text:style-name="T25">тріангуляцією</text:span><text:span text:style-name="T18">.</text:span></text:p>
      <text:p text:style-name="P8"><text:span text:style-name="T23">N </text:span><text:span text:style-name="T18">- </text:span><text:span text:style-name="T24">множина натуральних чисел.</text:span></text:p>
      <text:p text:style-name="P6"><text:span text:style-name="T96">φ</text:span><text:span text:style-name="T97">(G) - <text:s/></text:span><text:span text:style-name="T98">число в</text:span><text:span text:style-name="T97">ершинно</text:span><text:span text:style-name="T98">ї</text:span><text:span text:style-name="T97"> зв'язн</text:span><text:span text:style-name="T98">о</text:span><text:span text:style-name="T97">ст</text:span><text:span text:style-name="T98">і</text:span><text:span text:style-name="T97"> графа G </text:span><text:span text:style-name="T98">(найменше число вершин, видалення яких приводить до незв'язаного або тривіального графу)</text:span><text:span text:style-name="T97">, </text:span></text:p>
      <text:p text:style-name="P6"><text:span text:style-name="T96">ψ</text:span><text:span text:style-name="T97">(G) - </text:span><text:span text:style-name="T98">число </text:span><text:span text:style-name="T99">ребер</text:span><text:span text:style-name="T97">но</text:span><text:span text:style-name="T98">ї</text:span><text:span text:style-name="T97"> зв'язн</text:span><text:span text:style-name="T98">о</text:span><text:span text:style-name="T97">ст</text:span><text:span text:style-name="T98">і</text:span><text:span text:style-name="T97"> графа G </text:span><text:span text:style-name="T98">(найменше число ребер, видалення яких приводить до незв'язаного або тривіального графу)</text:span><text:span text:style-name="T97">, </text:span></text:p>
      <text:p text:style-name="P6"><text:span text:style-name="T96">δ</text:span><text:span text:style-name="T97">(G) - мінімальна степінь вершин графа G.</text:span></text:p>
      <text:p text:style-name="P7"><text:span text:style-name="T95">Граф G називається k-</text:span><text:span text:style-name="T100">зв'язным</text:span><text:span text:style-name="T95">, якщо </text:span><text:span text:style-name="T96">φ</text:span><text:span text:style-name="T95">(G) = k.</text:span></text:p>
      <text:p text:style-name="P9"/>
      <text:p text:style-name="P9"/>
      <text:list xml:id="list3658851857" text:style-name="L1">
        <text:list-item>
          <text:p text:style-name="P16">Довести, що у довільному графі G із шістьма вершинами завжди знайдуться три вершини, які або попарно суміжні, або попарно несуміжні.</text:p>
        </text:list-item>
        <text:list-item>
          <text:p text:style-name="P27"><text:span text:style-name="T19">Нехай </text:span><text:span text:style-name="T26">A</text:span><text:span text:style-name="T19"> − матриця суміжності графа G із </text:span><text:span text:style-name="T27">n</text:span><text:span text:style-name="T19"> вершинами. Довести, що </text:span><text:span text:style-name="T26">i</text:span><text:span text:style-name="T19">-й діагональний елемент матриці </text:span><text:span text:style-name="T26">A</text:span><text:span text:style-name="T64">2</text:span><text:span text:style-name="T19"> дорівнює степеню δ(</text:span><text:span text:style-name="T26">v</text:span><text:span text:style-name="T55">i</text:span><text:span text:style-name="T19">) </text:span><text:span text:style-name="T26">i</text:span><text:span text:style-name="T19">-ї вершини графа G, </text:span><text:span text:style-name="T26">i</text:span><text:span text:style-name="T19"> = 1, 2, …, n.</text:span></text:p>
        </text:list-item>
        <text:list-item>
          <text:p text:style-name="P18">Побудувати граф із 5 вершинами, в якому 4 вершини мають попарно різні степені, причому ізольованих вершин немає.</text:p>
        </text:list-item>
        <text:list-item>
          <text:p text:style-name="P28"><text:span text:style-name="T19">Чи існує в графі K</text:span><text:span text:style-name="T55">5</text:span><text:span text:style-name="T19"> цикл довжини 9? Відповідь обґрунтувати.</text:span></text:p>
        </text:list-item>
        <text:list-item>
          <text:p text:style-name="P17">Довести, що множину ребер зв’язного графа, який має 2k вершин (k ≥ 1) із непарними степенями, можна розбити на k ланцюгів.</text:p>
        </text:list-item>
        <text:list-item>
          <text:p text:style-name="P19">Для довільного k (k&gt;2) побудувати граф, діаметр якого дорівнює k, а будь-яке його кістякове дерево має діаметр 2k.</text:p>
        </text:list-item>
        <text:list-item>
          <text:p text:style-name="P44"><text:span text:style-name="T109">Визначити, чи існує граф із шістьма вершинами, степені яких дорівнюють: </text:span><text:span text:style-name="T16">(</text:span><text:span text:style-name="T17">а</text:span><text:span text:style-name="T16">) 1, 1, 2, 3, 4, 4; <text:s text:c="4"/>(</text:span><text:span text:style-name="T17">б</text:span><text:span text:style-name="T16">) 2, 3, 3, 4, 4, 4; (</text:span><text:span text:style-name="T17">в</text:span><text:span text:style-name="T16">) 0, 0, 2, 3, 3, 4. Відповідь обґрунтувати.</text:span></text:p>
        </text:list-item>
        <text:list-item>
          <text:p text:style-name="P46"><text:soft-page-break/><text:span text:style-name="T14">Довести, що </text:span><text:span text:style-name="T16">матрицю досяжності </text:span><text:span text:style-name="T15">A</text:span><text:span text:style-name="T65">*</text:span><text:span text:style-name="T16"> графа G із n вершинами можна обчислити за формулою </text:span><text:span text:style-name="T15">A</text:span><text:span text:style-name="T65">*</text:span><text:span text:style-name="T16"> = </text:span><text:span text:style-name="T15">I</text:span><text:span text:style-name="T58">n</text:span><text:span text:style-name="T65">(1)</text:span><text:span text:style-name="T16">∨</text:span><text:span text:style-name="T15">A</text:span><text:span text:style-name="T65">(1)</text:span><text:span text:style-name="T16">∨</text:span><text:span text:style-name="T15">A</text:span><text:span text:style-name="T65">(2)</text:span><text:span text:style-name="T16">∨...∨</text:span><text:span text:style-name="T15">A</text:span><text:span text:style-name="T65">(n–1)</text:span><text:span text:style-name="T16"> (операція диз'юнкції виконується для матриць поелементно).</text:span></text:p>
        </text:list-item>
        <text:list-item>
          <text:p text:style-name="P29"><text:span text:style-name="T19">Описати вс</text:span><text:span text:style-name="T20">і</text:span><text:span text:style-name="T19"> дерева, я</text:span><text:span text:style-name="T20">кі є</text:span><text:span text:style-name="T19"> самодоповн</text:span><text:span text:style-name="T20">е</text:span><text:span text:style-name="T19">ними графами.</text:span></text:p>
        </text:list-item>
        <text:list-item>
          <text:p text:style-name="P30"><text:span text:style-name="T21">Ск</text:span><text:span text:style-name="T19">іл</text:span><text:span text:style-name="T21">ьки вершин ма</text:span><text:span text:style-name="T19">є</text:span><text:span text:style-name="T21"> бути в куб</text:span><text:span text:style-name="T19">і</text:span><text:span text:style-name="T21">чному граф</text:span><text:span text:style-name="T19">і</text:span><text:span text:style-name="T21">?</text:span></text:p>
        </text:list-item>
        <text:list-item>
          <text:p text:style-name="P20">Довести, що кількість вершин степеня 1 у дереві з n (n ≥ 2) вершинами, серед яких немає вершин степеня 2, не менше n/2 +1.</text:p>
        </text:list-item>
        <text:list-item>
          <text:p text:style-name="P21">У футбольному турнірі беруть участь 1<text:span text:style-name="T115">7</text:span> команд. Довести, що в будь-який момент знайдеться команда, яка зіграла парну кількість матчів.</text:p>
        </text:list-item>
        <text:list-item>
          <text:p text:style-name="P22">Побудувати граф, центр якого складається із трьох вершин і не збігається із множиною всіх вершин.</text:p>
        </text:list-item>
        <text:list-item>
          <text:p text:style-name="P31"><text:span text:style-name="T11">Нехай граф G = (V, E ) має k компонент зв'язності, ν(G) = |E| − |V| + k - </text:span><text:span text:style-name="T10">його </text:span><text:span text:style-name="T11">цикломатичн</text:span><text:span text:style-name="T10">е</text:span><text:span text:style-name="T11"> числ</text:span><text:span text:style-name="T10">о</text:span><text:span text:style-name="T11">. Довести, </text:span><text:span text:style-name="T10">що г</text:span><text:span text:style-name="T11">раф G має рівно один простий цикл тоді й тільки тоді, коли ν(G) = 1.</text:span></text:p>
        </text:list-item>
        <text:list-item>
          <text:p text:style-name="P32"><text:span text:style-name="T11">Чому дорівнюють діаметр повного двочасткового графа K</text:span><text:span text:style-name="T57">n,m</text:span><text:span text:style-name="T11">?</text:span></text:p>
        </text:list-item>
        <text:list-item>
          <text:p text:style-name="P33"><text:span text:style-name="T71">Чи вірне твердження: об’єднання двох дерев G</text:span><text:span text:style-name="T101">1</text:span><text:span text:style-name="T71">=(V, E</text:span><text:span text:style-name="T101">1</text:span><text:span text:style-name="T71">) i G</text:span><text:span text:style-name="T101">2</text:span><text:span text:style-name="T71">=(V, E</text:span><text:span text:style-name="T101">2</text:span><text:span text:style-name="T71">), де E</text:span><text:span text:style-name="T101">1</text:span><text:span text:style-name="T71">∩E</text:span><text:span text:style-name="T101">2</text:span><text:span text:style-name="T71"> = </text:span><text:span text:style-name="T72">∅</text:span><text:span text:style-name="T71">, є двозв’язним? Відповідь обґрунтувати.</text:span></text:p>
        </text:list-item>
        <text:list-item>
          <text:p text:style-name="P34"><text:span text:style-name="T73">Довести, що не існує розташованого на площині планарного графа з </text:span><text:span text:style-name="T21">5 гранями, який має властивість, що довільні дві його грані мають спільне ребро.</text:span></text:p>
        </text:list-item>
        <text:list-item>
          <text:p text:style-name="P10"><text:span text:style-name="T84">З’ясувати, яку найменшу кількість ребер необхідно видалити з графа К</text:span><text:span text:style-name="T103">6</text:span><text:span text:style-name="T84"> щоб отримати планарний граф. </text:span><text:span text:style-name="T83">Відповідь обґрунтувати.</text:span></text:p>
        </text:list-item>
        <text:list-item>
          <text:p text:style-name="P11"><text:span text:style-name="T84">Чи можна до плоск</text:span><text:span text:style-name="T82">ого</text:span><text:span text:style-name="T84"> граф</text:span><text:span text:style-name="T82">а С</text:span><text:span text:style-name="T104">4</text:span><text:span text:style-name="T84"> додати нові ребра так, щоб отриманий граф залишився плоским? Якщо можна, то які ребра і скільки? </text:span><text:span text:style-name="T81">(зобразити граф із доданими ребрами).</text:span></text:p>
        </text:list-item>
        <text:list-item>
          <text:p text:style-name="P15">Довести, що серед всіх плоских графів з n вершинами найбільшу кількість граней має тріангуляція.</text:p>
        </text:list-item>
        <text:list-item>
          <text:p text:style-name="P15">Довести, що в будь-якому планарному графі з n вершинами (n ≥ 4) є принаймні чотири вершини, степені яких не більше 5.</text:p>
        </text:list-item>
        <text:list-item>
          <text:p text:style-name="P45"><text:span text:style-name="T111">Довести: </text:span><text:span text:style-name="T110">якщо граф не планарний, то він повинен містити більше 4 вершин, </text:span><text:span text:style-name="T112">степінь </text:span><text:span text:style-name="T110">яких більше 3, або більше 5 вершин, степінь яких більше 2.</text:span></text:p>
        </text:list-item>
        <text:list-item>
          <text:p text:style-name="P13"><text:span text:style-name="T113">Яку найбільшу кількість граней може мати плоский граф із 5 вершинами? </text:span><text:span text:style-name="T114">Відповідь обґрунтувати. </text:span><text:span text:style-name="T113">Побудувати цей граф.</text:span></text:p>
        </text:list-item>
        <text:list-item>
          <text:p text:style-name="P33"><text:span text:style-name="T12">Довести, що граф </text:span><text:span text:style-name="T11">G</text:span><text:span text:style-name="T12"> з </text:span><text:span text:style-name="T9">n</text:span><text:span text:style-name="T12"> вершинами не є двочастковим, якщо кількість його ребер більша від </text:span><text:span text:style-name="T9">n</text:span><text:span text:style-name="T66">2</text:span><text:span text:style-name="T12">/4.</text:span></text:p>
        </text:list-item>
        <text:list-item>
          <text:p text:style-name="P35"><text:span text:style-name="T13">Довести, що будь-яка тріангуляція з </text:span><text:span text:style-name="T12">n</text:span><text:span text:style-name="T13"> вершинами (</text:span><text:span text:style-name="T12">n </text:span><text:span text:style-name="T29">≥</text:span><text:span text:style-name="T13"> 3) містить 3</text:span><text:span text:style-name="T12">n</text:span><text:span text:style-name="T13"> - 6 ребер.</text:span></text:p>
        </text:list-item>
        <text:list-item>
          <text:p text:style-name="P24">Знайти зв'язний плоский граф із n вершинами та m ребрами, для якого m &gt; 3n − 6.</text:p>
        </text:list-item>
        <text:list-item>
          <text:p text:style-name="P36"><text:span text:style-name="T21">Визначити хроматичне число повного двочасткового графа K</text:span><text:span text:style-name="T56">n,m</text:span><text:span text:style-name="T21">. </text:span><text:span text:style-name="T19">Відповідь обґрунтувати.</text:span></text:p>
        </text:list-item>
        <text:list-item>
          <text:p text:style-name="P37"><text:span text:style-name="T22">Навести приклади</text:span><text:span text:style-name="T21"> граф</text:span><text:span text:style-name="T22">ів </text:span><text:span text:style-name="T74">G</text:span><text:span text:style-name="T105">1</text:span><text:span text:style-name="T74"> </text:span><text:span text:style-name="T75">і </text:span><text:span text:style-name="T74">G</text:span><text:span text:style-name="T106">2</text:span><text:span text:style-name="T21">, які мають різні хроматичні числа й у яких кількість простих циклів довжиною k однакова для всіх k ≥ 0.</text:span></text:p>
        </text:list-item>
        <text:list-item>
          <text:p text:style-name="P38"><text:span text:style-name="T85">Чому дорівнює хроматичне число повного графа K</text:span><text:span text:style-name="T107">n</text:span><text:span text:style-name="T85">, з якого вилучен</text:span><text:span text:style-name="T86">е</text:span><text:span text:style-name="T85"> одне ребро? Відповідь обґрунтувати.</text:span></text:p>
        </text:list-item>
        <text:list-item>
          <text:p text:style-name="P41"><text:span text:style-name="T77">Показати:</text:span> для розфарбування карти, яка є перетином кіл на площині, достатньо двох кольорів.</text:p>
        </text:list-item>
        <text:list-item>
          <text:p text:style-name="P25">Довести, що для довільного планарного графа G виконується нерівність χ(G) ≤ 5.</text:p>
        </text:list-item>
        <text:list-item>
          <text:p text:style-name="P23">Знайти всі 2-критичні графи. <text:span text:style-name="T1">Відповідь обґрунтувати.</text:span></text:p>
        </text:list-item>
        <text:list-item>
          <text:p text:style-name="P12"><text:span text:style-name="T79">Вершина графа, вилучення якої збільшує кількість компонент зв’язності, називається точкою зчленування графа. </text:span><text:span text:style-name="T81">Яку найбільшу та найменшу кільк</text:span><text:span text:style-name="T82">і</text:span><text:span text:style-name="T81">ст</text:span><text:span text:style-name="T82">ь</text:span><text:span text:style-name="T81"> </text:span><text:span text:style-name="T79">точ</text:span><text:span text:style-name="T80">о</text:span><text:span text:style-name="T79">к зчленування</text:span><text:span text:style-name="T81"> може мати зв’язний граф із n вершинами? </text:span><text:span text:style-name="T83">Відповідь обґрунтувати.</text:span></text:p>
        </text:list-item>
        <text:list-item>
          <text:p text:style-name="P14"><text:span text:style-name="T73">Довести, що </text:span><text:span text:style-name="T92">φ</text:span><text:span text:style-name="T73">(G) </text:span><text:span text:style-name="T91">≤</text:span><text:span text:style-name="T73"> </text:span><text:span text:style-name="T92">ψ</text:span><text:span text:style-name="T73">(G) </text:span><text:span text:style-name="T91">≤</text:span><text:span text:style-name="T93"> </text:span><text:span text:style-name="T92">δ(</text:span><text:span text:style-name="T73">G), де </text:span><text:span text:style-name="T92">φ</text:span><text:span text:style-name="T73">(G) - <text:s/></text:span><text:span text:style-name="T76">число в</text:span><text:span text:style-name="T73">ершинно</text:span><text:span text:style-name="T76">ї</text:span><text:span text:style-name="T73"> зв'язн</text:span><text:span text:style-name="T76">о</text:span><text:span text:style-name="T73">ст</text:span><text:span text:style-name="T76">і</text:span><text:span text:style-name="T73"> графа G, </text:span><text:span text:style-name="T92">ψ</text:span><text:span text:style-name="T73">(G) - </text:span><text:span text:style-name="T76">число </text:span><text:span text:style-name="T94">ребер</text:span><text:span text:style-name="T73">но</text:span><text:span text:style-name="T76">ї</text:span><text:span text:style-name="T73"> зв'язн</text:span><text:span text:style-name="T76">о</text:span><text:span text:style-name="T73">ст</text:span><text:span text:style-name="T76">і</text:span><text:span text:style-name="T73"> графа G, </text:span><text:span text:style-name="T92">δ</text:span><text:span text:style-name="T73">(G) - мінімальна степінь вершин графа G.</text:span></text:p>
        </text:list-item>
        <text:list-item>
          <text:p text:style-name="P47">Довести, що довільний критичний граф є зв'язним.</text:p>
        </text:list-item>
        <text:list-item>
          <text:p text:style-name="P43"><text:span text:style-name="T78">Довести, що двочастковий граф K</text:span><text:span text:style-name="T102">n,m</text:span><text:span text:style-name="T78"> не є гамільтоновим, якщо n </text:span><text:span text:style-name="T90">≠ </text:span><text:span text:style-name="T78">m.</text:span></text:p>
        </text:list-item>
        <text:list-item>
          <text:p text:style-name="P42"><text:span text:style-name="T30">Довести, що граф </text:span><text:span text:style-name="T32">G</text:span><text:span text:style-name="T30">, який ма</text:span><text:span text:style-name="T31">є</text:span><text:span text:style-name="T30"> </text:span><text:span text:style-name="T31">дві</text:span><text:span text:style-name="T30"> несум</text:span><text:span text:style-name="T31">і</text:span><text:span text:style-name="T30">жн</text:span><text:span text:style-name="T31">і</text:span><text:span text:style-name="T30"> вершини степеня 3, а вс</text:span><text:span text:style-name="T31">і</text:span><text:span text:style-name="T30"> </text:span><text:span text:style-name="T31">інші </text:span><text:span text:style-name="T30">вершини степеня не б</text:span><text:span text:style-name="T31">іл</text:span><text:span text:style-name="T30">ьше 2, не ма</text:span><text:span text:style-name="T31">є</text:span><text:span text:style-name="T30"> гам</text:span><text:span text:style-name="T31">іл</text:span><text:span text:style-name="T30">ьтонового циклу.</text:span></text:p>
        </text:list-item>
        <text:list-item>
          <text:p text:style-name="P42"><text:soft-page-break/><text:span text:style-name="T30">Довести, що зв’язний граф </text:span><text:span text:style-name="T32">G</text:span><text:span text:style-name="T30"> </text:span><text:span text:style-name="T33">є</text:span><text:span text:style-name="T30"> ейлеровим тод</text:span><text:span text:style-name="T33">і</text:span><text:span text:style-name="T30"> й т</text:span><text:span text:style-name="T33">іл</text:span><text:span text:style-name="T30">ьки тод</text:span><text:span text:style-name="T33">і</text:span><text:span text:style-name="T30">, коли </text:span><text:span text:style-name="T32">G</text:span><text:span text:style-name="T30"> можна подати у вигляд</text:span><text:span text:style-name="T33">і</text:span><text:span text:style-name="T30"> об’</text:span><text:span text:style-name="T33">є</text:span><text:span text:style-name="T30">днання його п</text:span><text:span text:style-name="T33">ід</text:span><text:span text:style-name="T30">граф</text:span><text:span text:style-name="T33">і</text:span><text:span text:style-name="T30">в, я</text:span><text:span text:style-name="T33">кі</text:span><text:span text:style-name="T30"> </text:span><text:span text:style-name="T33">є</text:span><text:span text:style-name="T30"> простими циклами.</text:span></text:p>
        </text:list-item>
        <text:list-item>
          <text:p text:style-name="P39"><text:span text:style-name="T87">Навести приклади: </text:span><text:span text:style-name="T88">а) </text:span><text:span text:style-name="T87">ейлерового графа, який не </text:span><text:span text:style-name="T89">є</text:span><text:span text:style-name="T87"> гам</text:span><text:span text:style-name="T88">іл</text:span><text:span text:style-name="T87">ьтоновим; </text:span><text:span text:style-name="T88">б) </text:span><text:span text:style-name="T87">гам</text:span><text:span text:style-name="T88">іл</text:span><text:span text:style-name="T87">ьтонового графа, який не </text:span><text:span text:style-name="T88">є</text:span><text:span text:style-name="T87"> ейлеровим.</text:span></text:p>
        </text:list-item>
        <text:list-item>
          <text:p text:style-name="P40"><text:span text:style-name="T2">Довести, що </text:span><text:span text:style-name="T3">із</text:span><text:span text:style-name="T2">оморф</text:span><text:span text:style-name="T3">із</text:span><text:span text:style-name="T2">м </text:span><text:span text:style-name="T3">є</text:span><text:span text:style-name="T2"> в</text:span><text:span text:style-name="T3">ід</text:span><text:span text:style-name="T2">ношенням екв</text:span><text:span text:style-name="T3">і</text:span><text:span text:style-name="T2">валентнос</text:span><text:span text:style-name="T3">ті</text:span><text:span text:style-name="T2"> на сукупнос</text:span><text:span text:style-name="T3">ті</text:span><text:span text:style-name="T2"> граф</text:span><text:span text:style-name="T3">ів.</text:span></text:p>
        </text:list-item>
        <text:list-item>
          <text:p text:style-name="P40"><text:span text:style-name="T4">Навести приклад пари не</text:span><text:span text:style-name="T5">із</text:span><text:span text:style-name="T2">оморф</text:span><text:span text:style-name="T5">н</text:span><text:span text:style-name="T4">их </text:span><text:span text:style-name="T2">граф</text:span><text:span text:style-name="T4">ів</text:span><text:span text:style-name="T2"> G</text:span><text:span text:style-name="T54">1</text:span><text:span text:style-name="T2"> i G</text:span><text:span text:style-name="T54">2</text:span><text:span text:style-name="T2">, </text:span><text:span text:style-name="T4">у яких </text:span><text:span text:style-name="T6">для довільного k</text:span><text:span text:style-name="T28">≥</text:span><text:span text:style-name="T6">0 </text:span><text:span text:style-name="T2">к</text:span><text:span text:style-name="T5">іл</text:span><text:span text:style-name="T2">ь</text:span><text:span text:style-name="T5">кі</text:span><text:span text:style-name="T2">сть </text:span><text:span text:style-name="T7">простих </text:span><text:span text:style-name="T8">цикл</text:span><text:span text:style-name="T7">ів довжини</text:span><text:span text:style-name="T6"> k</text:span><text:span text:style-name="T4"> однаков</text:span><text:span text:style-name="T6">а</text:span><text:span text:style-name="T4">.</text:span></text:p>
        </text:list-item>
        <text:list-item>
          <text:p text:style-name="P26"><text:span text:style-name="T87">Скільки існує попарно неізоморфних графів, які мають n вершин і n(n − 1)/2 − 2 ребер? </text:span><text:span text:style-name="T108">Відповідь обґрунтувати.</text:span></text:p>
          <text:p text:style-name="P4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22:24:23.019003487</meta:creation-date>
    <dc:date>2021-04-14T20:40:52.564237367</dc:date>
    <meta:editing-duration>PT3H40M6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3" meta:paragraph-count="63" meta:word-count="1202" meta:character-count="7216" meta:non-whitespace-character-count="6099"/>
  </office:meta>
</office:document-meta>
</file>